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1</text:p>
      <text:p text:style-name="Standard">Enter the value to be insert: 5</text:p>
      <text:p text:style-name="Standard"/>
      <text:p text:style-name="Standard">Insertion success!!!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1</text:p>
      <text:p text:style-name="Standard">Enter the value to be insert: 9</text:p>
      <text:p text:style-name="Standard"/>
      <text:p text:style-name="Standard">Insertion success!!!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1</text:p>
      <text:p text:style-name="Standard">Enter the value to be insert: 5</text:p>
      <text:p text:style-name="Standard"/>
      <text:p text:style-name="Standard">Insertion success!!!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3</text:p>
      <text:p text:style-name="Standard"/>
      <text:p text:style-name="Standard">Queue elements are:</text:p>
      <text:p text:style-name="Standard">5<text:tab/>9<text:tab/>5<text:tab/>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2</text:p>
      <text:p text:style-name="Standard"/>
      <text:p text:style-name="Standard">Deleted : 5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3</text:p>
      <text:p text:style-name="Standard"/>
      <text:p text:style-name="Standard"><text:soft-page-break/>Queue elements are:</text:p>
      <text:p text:style-name="Standard">9<text:tab/>5<text:tab/></text:p>
      <text:p text:style-name="Standard">Choose an operation</text:p>
      <text:p text:style-name="Standard">1. Insertion</text:p>
      <text:p text:style-name="Standard">2. Deletion</text:p>
      <text:p text:style-name="Standard">3. Display</text:p>
      <text:p text:style-name="Standard">4. Exit</text:p>
      <text:p text:style-name="Standard">Enter your choice: 4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43:32.302246038</meta:creation-date>
    <dc:date>2020-09-17T20:44:05.026947061</dc:date>
    <meta:editing-duration>PT33S</meta:editing-duration>
    <meta:editing-cycles>1</meta:editing-cycles>
    <meta:document-statistic meta:table-count="0" meta:image-count="0" meta:object-count="0" meta:page-count="2" meta:paragraph-count="53" meta:word-count="146" meta:character-count="765" meta:non-whitespace-character-count="670"/>
    <meta:generator>LibreOffice/6.4.5.2$Linux_X86_64 LibreOffice_project/40$Build-2</meta:generator>
  </office:meta>
</office:document-meta>
</file>